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75cm" fo:break-before="auto" style:use-optimal-row-height="false"/>
    </style:style>
    <style:style style:name="ro2" style:family="table-row">
      <style:table-row-properties style:row-height="0.748cm" fo:break-before="auto" style:use-optimal-row-height="false"/>
    </style:style>
    <style:style style:name="ro3" style:family="table-row">
      <style:table-row-properties style:row-height="0.774cm" fo:break-before="auto" style:use-optimal-row-height="false"/>
    </style:style>
    <style:style style:name="ro4" style:family="table-row">
      <style:table-row-properties style:row-height="2.875cm" fo:break-before="auto" style:use-optimal-row-height="false"/>
    </style:style>
    <style:style style:name="ro5" style:family="table-row">
      <style:table-row-properties style:row-height="2.036cm" fo:break-before="auto" style:use-optimal-row-height="false"/>
    </style:style>
    <style:style style:name="ro6" style:family="table-row">
      <style:table-row-properties style:row-height="2.455cm" fo:break-before="auto" style:use-optimal-row-height="false"/>
    </style:style>
    <style:style style:name="ro7" style:family="table-row">
      <style:table-row-properties style:row-height="1.194cm" fo:break-before="auto" style:use-optimal-row-height="false"/>
    </style:style>
    <style:style style:name="ro8" style:family="table-row">
      <style:table-row-properties style:row-height="1.616cm" fo:break-before="auto" style:use-optimal-row-height="false"/>
    </style:style>
    <style:style style:name="ro9" style:family="table-row">
      <style:table-row-properties style:row-height="3.295cm" fo:break-before="auto" style:use-optimal-row-height="false"/>
    </style:style>
    <style:style style:name="ro10" style:family="table-row">
      <style:table-row-properties style:row-height="5.814cm" fo:break-before="auto" style:use-optimal-row-height="false"/>
    </style:style>
    <style:style style:name="ro11" style:family="table-row">
      <style:table-row-properties style:row-height="0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mystandard">
      <style:table-cell-properties style:text-align-source="fix" style:repeat-content="false"/>
      <style:paragraph-properties fo:text-align="start" fo:margin-left="0cm"/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mystandard">
      <style:table-cell-properties style:text-align-source="fix" style:repeat-content="false" fo:wrap-option="wrap"/>
      <style:paragraph-properties fo:text-align="start" fo:margin-left="0cm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6"/>
          <table:covered-table-cell table:style-name="ce11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8" office:value-type="string">
            <text:p>Fixed</text:p>
          </table:table-cell>
          <table:table-cell table:style-name="ce3" office:value-type="string">
            <text:p>Notes</text:p>
          </table:table-cell>
          <table:table-cell table:style-name="ce14" table:number-columns-repeated="1021"/>
        </table:table-row>
        <table:table-row table:style-name="ro3">
          <table:table-cell table:style-name="ce4" office:value-type="string">
            <text:p>„Block selection mode“ :-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Album Refresh (F5) not work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batchtools disabled in Tools menu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9" office:value-type="string">
            <text:p>x</text:p>
          </table:table-cell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Clicking on the thumbnail in the thumbbar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ntext menu is only partial visible on first click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Copy / paste not work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&amp;D crashes digiKam sometimes (not in all albums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Deleted images still visible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Disabled navigation in bottom right corner</text:p>
          </table:table-cell>
          <table:table-cell table:style-name="ce9" office:value-type="string">
            <text:p>x</text:p>
          </table:table-cell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Edit button not always work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Filtered view not updated</text:p>
          </table:table-cell>
          <table:table-cell table:style-name="ce9" office:value-type="string">
            <text:p>x</text:p>
          </table:table-cell>
          <table:table-cell table:style-name="ce12" office:value-type="string">
            <text:p>Go into a folder, select some filter (star rating), remove the rating from some of the filtered items =&gt; they will be still visible. (Andi)</text:p>
          </table:table-cell>
          <table:table-cell table:number-columns-repeated="1021"/>
        </table:table-row>
        <table:table-row table:style-name="ro7">
          <table:table-cell table:style-name="ce4" office:value-type="string">
            <text:p>First item of each album in recursive mode is offset (appears in the previous album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Flickering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Metadata update when navigating pictures is slower than before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Compilation is broken under Vista using MinGW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MS: spacing problems between icon items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keyboard shortcuts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Navigation by SHIFT+Arrow keys is broken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Quickfilter text search not working correctly (search for tags is broken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menu / sidebar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by shortcuts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Rating is broken (over icon view item)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Right-clicking on another item doesn't deselect the previous selected item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et recursive view mode only effected by restart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4" office:value-type="string">
            <text:p>Slow creation of context menu</text:p>
          </table:table-cell>
          <table:table-cell table:style-name="ce9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4" office:value-type="string">
            <text:p>StatusLED not updated correctly when filtering in recursive album view</text:p>
          </table:table-cell>
          <table:table-cell table:style-name="ce9"/>
          <table:table-cell table:style-name="ce12" office:value-type="string">
            <text:p>click on the parent folder and, although matches are found, the LED stays red. Maybe process() is called too often (race condition)?</text:p>
            <text:p/>
            <text:p>Andi</text:p>
          </table:table-cell>
          <table:table-cell table:number-columns-repeated="1021"/>
        </table:table-row>
        <table:table-row table:style-name="ro10">
          <table:table-cell table:style-name="ce4" office:value-type="string">
            <text:p>Tag / album counters not always updated</text:p>
          </table:table-cell>
          <table:table-cell table:style-name="ce9"/>
          <table:table-cell table:style-name="ce12" office:value-type="string">
            <text:p>sorry, not working for me.</text:p>
            <text:p/>
            <text:p>To test: go into tag view. Remove images (to trash so you can restore them). Counter is not updated, only after restart.</text:p>
            <text:p/>
            <text:p>When adding images / restoring them from trash), counter is updated</text:p>
            <text:p/>
            <text:p>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9"/>
          <table:table-cell table:style-name="ce12" office:value-type="string">
            <text:p>when? (Marcel)</text:p>
            <text:p/>
            <text:p>Always. Rotate an image with the overlay icons, the image gets rotated, the thumb is not. (Andi)</text:p>
          </table:table-cell>
          <table:table-cell table:number-columns-repeated="1021"/>
        </table:table-row>
        <table:table-row table:style-name="ro2" table:number-rows-repeated="50">
          <table:table-cell table:style-name="ce5"/>
          <table:table-cell table:style-name="ce10"/>
          <table:table-cell table:style-name="ce5"/>
          <table:table-cell table:number-columns-repeated="1021"/>
        </table:table-row>
        <table:table-row table:style-name="ro2" table:number-rows-repeated="654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1">
          <table:table-cell/>
        </table:table-row>
      </table:table>
      <table:database-ranges>
        <table:database-range table:target-range-address="Tabelle1.A4:Tabelle1.C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8">08.07.2009</text:date>, <text:time>14:19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7-08T14:19:32</dc:date>
    <meta:editing-duration>PT01H29M37S</meta:editing-duration>
    <meta:editing-cycles>70</meta:editing-cycles>
    <meta:generator>OpenOffice.org/3.1$Linux OpenOffice.org_project/310m11$Build-9399</meta:generator>
    <dc:creator>Andreas Clemens</dc:creator>
    <meta:document-statistic meta:table-count="3" meta:cell-count="67" meta:object-count="0"/>
  </office:meta>
</office:document-meta>
</file>